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ans" officeooo:rsid="000c3843" officeooo:paragraph-rsid="000c3843"/>
    </style:style>
    <style:style style:name="P2" style:family="paragraph" style:parent-style-name="Text_20_body">
      <style:text-properties style:font-name="Liberation Sans"/>
    </style:style>
    <style:style style:name="P3" style:family="paragraph" style:parent-style-name="Text_20_body">
      <style:text-properties style:font-name="Liberation Sans" style:text-underline-style="none" officeooo:rsid="000d9a5e" officeooo:paragraph-rsid="000d9a5e"/>
    </style:style>
    <style:style style:name="P4" style:family="paragraph" style:parent-style-name="Text_20_body">
      <style:text-properties style:font-name="Liberation Sans" officeooo:paragraph-rsid="000ef766"/>
    </style:style>
    <style:style style:name="P5" style:family="paragraph" style:parent-style-name="Heading_20_2">
      <style:text-properties style:font-name="Liberation Sans"/>
    </style:style>
    <style:style style:name="P6" style:family="paragraph" style:parent-style-name="Heading_20_2">
      <style:text-properties style:font-name="Liberation Sans" officeooo:rsid="000ef766" officeooo:paragraph-rsid="000ef766"/>
    </style:style>
    <style:style style:name="P7" style:family="paragraph" style:parent-style-name="Subtitle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0c3843" officeooo:paragraph-rsid="000c3843"/>
    </style:style>
    <style:style style:name="P8" style:family="paragraph" style:parent-style-name="Title">
      <style:text-properties style:font-name="Liberation Sans" style:text-underline-style="solid" style:text-underline-width="auto" style:text-underline-color="font-color" officeooo:rsid="000c3843" officeooo:paragraph-rsid="000c3843"/>
    </style:style>
    <style:style style:name="T1" style:family="text">
      <style:text-properties officeooo:rsid="000d9a5e"/>
    </style:style>
    <style:style style:name="T2" style:family="text">
      <style:text-properties officeooo:rsid="000def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uting <text:span text:style-name="T1">Practical</text:span> Project</text:p>
      <text:p text:style-name="P7">Analysis</text:p>
      <text:h text:style-name="P5" text:outline-level="2">Background to and identification of problem</text:h>
      <text:p text:style-name="P3">The client I have chosen for my project is the current head of sixth form, Mrs Lansdown at Hitchin Boys' School. Hitchin Boys' School is an a<text:span text:style-name="T2">cademy which provides a secondary and higher education for students to study towards GCSE's and A Level's, using textbooks, computers, interactive and non-interactive whiteboards.</text:span></text:p>
      <text:h text:style-name="P5" text:outline-level="2">Descriptions of the current system</text:h>
      <text:p text:style-name="P2"/>
      <text:h text:style-name="P6" text:outline-level="2">Identification of prospective user</text:h>
      <text:p text:style-name="P4"/>
      <text:h text:style-name="P6" text:outline-level="2">Identification of user needs and acceptable limitations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officeooo:rsid="000c3843" officeooo:paragraph-rsid="000c38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tuart Reilly 4113 1740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Reilly</meta:initial-creator>
    <meta:creation-date>2015-07-10T09:36:37.137313005</meta:creation-date>
    <dc:date>2015-07-13T11:48:48.024023693</dc:date>
    <dc:creator>Stuart Reilly</dc:creator>
    <meta:editing-duration>PT21M14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8" meta:word-count="80" meta:character-count="545" meta:non-whitespace-character-count="473"/>
  </office:meta>
</office:document-meta>
</file>